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</office:font-face-decls>
  <office:automatic-styles>
    <style:style style:name="P1" style:family="paragraph" style:parent-style-name="Standard">
      <style:text-properties style:font-name="Menlo" fo:font-size="12.0pt" fo:color="#222222"/>
    </style:style>
    <style:style style:name="T1" style:family="text">
      <style:text-properties fo:color="#009695"/>
    </style:style>
    <style:style style:name="T2" style:family="text">
      <style:text-properties fo:color="#3363a4"/>
    </style:style>
    <style:style style:name="T3" style:family="text">
      <style:text-properties fo:color="#db7100"/>
    </style:style>
    <style:style style:name="T4" style:family="text">
      <style:text-properties fo:color="#888a85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using</text:span><text:s/>System.Data.SqlClient;<text:line-break/><text:span text:style-name="T1">using</text:span><text:s/>System.Text;<text:line-break/><text:span text:style-name="T1">using</text:span><text:s/>System;<text:line-break/><text:span text:style-name="T1">using</text:span><text:s/>System.Xml;<text:line-break/><text:span text:style-name="T1">using</text:span><text:s/>System.Collections.Generic;<text:line-break/><text:line-break/><text:span text:style-name="T1">namespace</text:span><text:s/>test1<text:line-break/>{<text:line-break/><text:tab/><text:span text:style-name="T1">class</text:span><text:s/><text:span text:style-name="T2">MainClass<text:line-break/></text:span><text:tab/>{<text:line-break/><text:tab/><text:tab/><text:span text:style-name="T1">public</text:span><text:s/><text:span text:style-name="T1">static</text:span><text:s/><text:span text:style-name="T1">void</text:span><text:s/>Main(<text:span text:style-name="T1">string</text:span>[] args)<text:line-break/><text:tab/><text:tab/>{<text:line-break/><text:tab/><text:tab/><text:tab/><text:span text:style-name="T2">Console</text:span>.WriteLine(<text:span text:style-name="T3">"Hello World!"</text:span>);<text:line-break/><text:line-break/><text:tab/><text:tab/><text:tab/><text:span text:style-name="T1">string</text:span><text:s/>p = ParseRssFile();<text:line-break/><text:tab/><text:tab/><text:tab/><text:span text:style-name="T2">Console</text:span>.WriteLine(p);<text:line-break/><text:tab/><text:tab/>}<text:line-break/><text:line-break/><text:tab/><text:tab/><text:span text:style-name="T1">public</text:span><text:s/><text:span text:style-name="T1">static</text:span><text:s/><text:span text:style-name="T1">string</text:span><text:s/>ParseRssFile()<text:line-break/><text:tab/><text:tab/>{<text:line-break/><text:line-break/><text:tab/><text:tab/><text:tab/><text:span text:style-name="T2">Console</text:span>.WriteLine(<text:span text:style-name="T3">"testing"</text:span>);<text:line-break/><text:tab/><text:tab/><text:tab/><text:span text:style-name="T2">XmlDocument</text:span><text:s/>rssXmlDoc = <text:span text:style-name="T1">new</text:span><text:s/><text:span text:style-name="T2">XmlDocument</text:span>();<text:line-break/><text:line-break/><text:tab/><text:tab/><text:tab/><text:span text:style-name="T4">// Load the RSS file from the RSS URL<text:line-break/></text:span><text:tab/><text:tab/><text:tab/>rssXmlDoc.Load(<text:span text:style-name="T3">"http://www.turfclub.com.sg/_layouts/RssGeneration.aspx?ModuleName=RD"</text:span>);<text:line-break/><text:line-break/><text:tab/><text:tab/><text:tab/><text:span text:style-name="T4">// Parse the Items in the RSS file<text:line-break/></text:span><text:tab/><text:tab/><text:tab/><text:span text:style-name="T2">XmlNodeList</text:span><text:s/>rssNodes = rssXmlDoc.SelectNodes(<text:span text:style-name="T3">"rss/channel/item"</text:span>);<text:line-break/><text:line-break/><text:tab/><text:tab/><text:tab/><text:span text:style-name="T2">StringBuilder</text:span><text:s/>rssContent = <text:span text:style-name="T1">new</text:span><text:s/><text:span text:style-name="T2">StringBuilder</text:span>();<text:line-break/><text:line-break/><text:line-break/><text:line-break/><text:tab/><text:tab/><text:tab/><text:span text:style-name="T4">// Iterate through the items in the RSS file<text:line-break/></text:span><text:tab/><text:tab/><text:tab/><text:span text:style-name="T2">List</text:span>&lt;<text:span text:style-name="T2">itemResult</text:span>&gt; item = <text:span text:style-name="T1">new</text:span><text:s/><text:span text:style-name="T2">List</text:span>&lt;<text:span text:style-name="T2">itemResult</text:span>&gt;();<text:line-break/><text:tab/><text:tab/><text:tab/><text:span text:style-name="T1">foreach</text:span><text:s/>(<text:span text:style-name="T2">XmlNode</text:span><text:s/>rssNode <text:span text:style-name="T1">in</text:span><text:s/>rssNodes)<text:line-break/><text:tab/><text:tab/><text:tab/>{<text:line-break/><text:tab/><text:tab/><text:tab/><text:tab/><text:span text:style-name="T2">XmlNode</text:span><text:s/>rssSubNode = rssNode.SelectSingleNode(<text:span text:style-name="T3">"title"</text:span>);<text:line-break/><text:tab/><text:tab/><text:tab/><text:tab/><text:span text:style-name="T1">string</text:span><text:s/>title = rssSubNode != <text:span text:style-name="T1">null</text:span><text:s/>? rssSubNode.InnerText : <text:span text:style-name="T3">""</text:span>;<text:line-break/><text:line-break/><text:tab/><text:tab/><text:tab/><text:tab/>rssSubNode = rssNode.SelectSingleNode(<text:span text:style-name="T3">"description"</text:span>);<text:line-break/><text:tab/><text:tab/><text:tab/><text:tab/><text:span text:style-name="T1">string</text:span><text:s/>description = rssSubNode != <text:span text:style-name="T1">null</text:span><text:s/>? rssSubNode.InnerText : <text:span text:style-name="T3">""</text:span>;<text:line-break/><text:line-break/><text:tab/><text:tab/><text:tab/><text:tab/>rssSubNode = rssNode.SelectSingleNode(<text:span text:style-name="T3">"link"</text:span>);<text:line-break/><text:tab/><text:tab/><text:tab/><text:tab/><text:span text:style-name="T1">string</text:span><text:s/>link = rssSubNode != <text:span text:style-name="T1">null</text:span><text:s/>? rssSubNode.InnerText : <text:span text:style-name="T3">""</text:span>;<text:line-break/><text:line-break/><text:tab/><text:tab/><text:tab/><text:tab/>rssSubNode = rssNode.SelectSingleNode(<text:span text:style-name="T3">"category"</text:span>);<text:line-break/><text:tab/><text:tab/><text:tab/><text:tab/><text:span text:style-name="T1">string</text:span><text:s/>category = rssSubNode != <text:span text:style-name="T1">null</text:span><text:s/>? rssSubNode.InnerText : <text:span text:style-name="T3">""</text:span>;<text:line-break/><text:line-break/><text:tab/><text:tab/><text:tab/><text:tab/>rssSubNode = rssNode.SelectSingleNode(<text:span text:style-name="T3">"guid"</text:span>);<text:line-break/><text:tab/><text:tab/><text:tab/><text:tab/><text:span text:style-name="T1">string</text:span><text:s/>guid = rssSubNode != <text:span text:style-name="T1">null</text:span><text:s/>? rssSubNode.InnerText : <text:span text:style-name="T3">""</text:span>;<text:line-break/><text:line-break/><text:tab/><text:tab/><text:tab/><text:tab/>rssSubNode = rssNode.SelectSingleNode(<text:span text:style-name="T3">"pubDate"</text:span>);<text:line-break/><text:tab/><text:tab/><text:tab/><text:tab/><text:span text:style-name="T1">string</text:span><text:s/>pubDate = rssSubNode != <text:span text:style-name="T1">null</text:span><text:s/>? rssSubNode.InnerText : <text:span text:style-name="T3">""</text:span>;<text:line-break/><text:line-break/><text:tab/><text:tab/><text:tab/><text:tab/><text:span text:style-name="T2">itemResult</text:span><text:s/>newIt = <text:span text:style-name="T1">new</text:span><text:s/><text:span text:style-name="T2">itemResult</text:span>();<text:line-break/><text:tab/><text:tab/><text:tab/><text:tab/>newIt.title = title;<text:line-break/><text:tab/><text:tab/><text:tab/><text:tab/>newIt.decsription = description;<text:line-break/><text:tab/><text:tab/><text:tab/><text:tab/>newIt.link = link;<text:line-break/><text:tab/><text:tab/><text:tab/><text:tab/>newIt.category = category;<text:line-break/><text:tab/><text:tab/><text:tab/><text:tab/>newIt.guid = guid;<text:line-break/><text:tab/><text:tab/><text:tab/><text:tab/>newIt.gpubDate = pubDate;<text:line-break/><text:line-break/><text:tab/><text:tab/><text:tab/><text:tab/>item.Add(newIt);<text:line-break/><text:line-break/><text:tab/><text:tab/><text:tab/><text:tab/><text:span text:style-name="T2">Console</text:span>.WriteLine(item.Count);<text:line-break/><text:line-break/><text:line-break/><text:line-break/><text:tab/><text:tab/><text:tab/>}<text:line-break/><text:line-break/><text:line-break/><text:tab/><text:tab/><text:tab/><text:span text:style-name="T4">//foreach (itemResult k in item) {<text:line-break/></text:span><text:tab/><text:tab/><text:tab/><text:tab/><text:line-break/><text:tab/><text:tab/><text:tab/><text:span text:style-name="T4">//<text:tab/>Insert(k.title, k.decsription, k.link, k.category, k.guid, k.gpubDate);<text:line-break/></text:span><text:tab/><text:tab/><text:tab/><text:span text:style-name="T4">//}<text:line-break/><text:line-break/><text:line-break/></text:span><text:tab/><text:tab/><text:tab/><text:span text:style-name="T1">string</text:span><text:s/>s = item[<text:span text:style-name="T3">3</text:span>].decsription;<text:line-break/><text:tab/><text:tab/><text:tab/><text:span text:style-name="T4">// Split string on spaces.<text:line-break/></text:span><text:tab/><text:tab/><text:tab/><text:span text:style-name="T4">// ... This will separate all the words.<text:line-break/></text:span><text:tab/><text:tab/><text:tab/><text:span text:style-name="T1">string</text:span>[] words = s.Split(<text:span text:style-name="T1">new</text:span><text:s/><text:span text:style-name="T1">string</text:span>[] { <text:span text:style-name="T3">"&lt;br/&gt;"</text:span><text:s/>}, <text:span text:style-name="T2">StringSplitOptions</text:span>.None);<text:line-break/><text:tab/><text:tab/><text:tab/><text:span text:style-name="T1">int</text:span><text:s/>k = words.Length;<text:line-break/><text:tab/><text:tab/><text:tab/><text:span text:style-name="T2">Console</text:span>.WriteLine(<text:span text:style-name="T3">"----------"</text:span>);<text:line-break/><text:line-break/><text:tab/><text:tab/><text:tab/><text:span text:style-name="T2">Console</text:span>.WriteLine(k);<text:line-break/><text:line-break/><text:tab/><text:tab/><text:tab/><text:span text:style-name="T2">Console</text:span>.WriteLine(<text:span text:style-name="T3">"----------"</text:span>);<text:line-break/><text:line-break/><text:tab/><text:tab/><text:tab/><text:span text:style-name="T2">Console</text:span>.WriteLine(words[<text:span text:style-name="T3">0</text:span>]);<text:line-break/><text:tab/><text:tab/><text:tab/><text:span text:style-name="T2">Console</text:span>.WriteLine(words[<text:span text:style-name="T3">1</text:span>]);<text:line-break/><text:tab/><text:tab/><text:tab/><text:span text:style-name="T2">Console</text:span>.WriteLine(words[<text:span text:style-name="T3">2</text:span>]);<text:line-break/><text:tab/><text:tab/><text:tab/><text:span text:style-name="T2">Console</text:span>.WriteLine(words[<text:span text:style-name="T3">3</text:span>]);<text:line-break/><text:tab/><text:tab/><text:tab/><text:span text:style-name="T2">Console</text:span>.WriteLine(<text:span text:style-name="T3">"----------"</text:span>);<text:line-break/><text:line-break/><text:tab/><text:tab/><text:tab/><text:span text:style-name="T4">// Return the string that contain the RSS items<text:line-break/></text:span><text:tab/><text:tab/><text:tab/><text:span text:style-name="T1">return</text:span><text:s/><text:span text:style-name="T3">"hello C#"</text:span>;<text:line-break/><text:tab/><text:tab/>}<text:line-break/><text:line-break/><text:tab/><text:tab/><text:span text:style-name="T1">public</text:span><text:s/><text:span text:style-name="T1">class</text:span><text:s/><text:span text:style-name="T2">raceResult<text:line-break/></text:span><text:tab/><text:tab/>{<text:line-break/><text:tab/><text:tab/><text:tab/><text:span text:style-name="T1">public</text:span><text:s/><text:span text:style-name="T1">string</text:span><text:s/>title { <text:span text:style-name="T1">get</text:span>; <text:span text:style-name="T1">set</text:span>; }<text:line-break/><text:tab/><text:tab/><text:tab/><text:span text:style-name="T1">public</text:span><text:s/><text:span text:style-name="T1">string</text:span><text:s/>decsription { <text:span text:style-name="T1">get</text:span>; <text:span text:style-name="T1">set</text:span>; }<text:line-break/><text:tab/><text:tab/><text:tab/><text:span text:style-name="T1">public</text:span><text:s/><text:span text:style-name="T1">string</text:span><text:s/>link { <text:span text:style-name="T1">get</text:span>; <text:span text:style-name="T1">set</text:span>; }<text:line-break/><text:tab/><text:tab/><text:tab/><text:span text:style-name="T1">public</text:span><text:s/><text:span text:style-name="T1">string</text:span><text:s/>language { <text:span text:style-name="T1">get</text:span>; <text:span text:style-name="T1">set</text:span>; }<text:line-break/><text:tab/><text:tab/><text:tab/><text:span text:style-name="T1">public</text:span><text:s/><text:span text:style-name="T1">string</text:span><text:s/>date { <text:span text:style-name="T1">get</text:span>; <text:span text:style-name="T1">set</text:span>; }<text:line-break/><text:tab/><text:tab/><text:tab/><text:span text:style-name="T1">public</text:span><text:s/><text:span text:style-name="T1">string</text:span><text:s/>lastbuild { <text:span text:style-name="T1">get</text:span>; <text:span text:style-name="T1">set</text:span>; }<text:line-break/><text:line-break/><text:line-break/><text:tab/><text:tab/>}<text:line-break/><text:line-break/><text:tab/><text:tab/><text:span text:style-name="T1">private</text:span><text:s/><text:span text:style-name="T1">class</text:span><text:s/><text:span text:style-name="T2">itemResult<text:line-break/></text:span><text:tab/><text:tab/>{<text:line-break/><text:tab/><text:tab/><text:tab/><text:span text:style-name="T1">public</text:span><text:s/><text:span text:style-name="T1">string</text:span><text:s/>title { <text:span text:style-name="T1">get</text:span>; <text:span text:style-name="T1">set</text:span>; }<text:line-break/><text:tab/><text:tab/><text:tab/><text:span text:style-name="T1">public</text:span><text:s/><text:span text:style-name="T1">string</text:span><text:s/>decsription { <text:span text:style-name="T1">get</text:span>; <text:span text:style-name="T1">set</text:span>; }<text:line-break/><text:tab/><text:tab/><text:tab/><text:span text:style-name="T1">public</text:span><text:s/><text:span text:style-name="T1">string</text:span><text:s/>link { <text:span text:style-name="T1">get</text:span>; <text:span text:style-name="T1">set</text:span>; }<text:line-break/><text:tab/><text:tab/><text:tab/><text:span text:style-name="T1">public</text:span><text:s/><text:span text:style-name="T1">string</text:span><text:s/>category { <text:span text:style-name="T1">get</text:span>; <text:span text:style-name="T1">set</text:span>; }<text:line-break/><text:tab/><text:tab/><text:tab/><text:span text:style-name="T1">public</text:span><text:s/><text:span text:style-name="T1">string</text:span><text:s/>guid { <text:span text:style-name="T1">get</text:span>; <text:span text:style-name="T1">set</text:span>; }<text:line-break/><text:tab/><text:tab/><text:tab/><text:span text:style-name="T1">public</text:span><text:s/><text:span text:style-name="T1">string</text:span><text:s/>gpubDate { <text:span text:style-name="T1">get</text:span>; <text:span text:style-name="T1">set</text:span>; }<text:line-break/><text:line-break/><text:line-break/><text:tab/><text:tab/>}<text:line-break/><text:line-break/><text:tab/><text:tab/><text:span text:style-name="T1">static</text:span><text:s/><text:span text:style-name="T1">void</text:span><text:s/>Insert(<text:span text:style-name="T1">string</text:span><text:s/>title, <text:span text:style-name="T1">string</text:span><text:s/>description, <text:span text:style-name="T1">string</text:span><text:s/>link, <text:s/><text:span text:style-name="T1">string</text:span><text:s/>categorie, <text:span text:style-name="T1">string</text:span><text:s/>guid, <text:span text:style-name="T1">string</text:span><text:s/>pubdate)<text:line-break/><text:tab/><text:tab/>{<text:line-break/><text:tab/><text:tab/><text:tab/><text:span text:style-name="T1">try<text:line-break/></text:span><text:tab/><text:tab/><text:tab/>{<text:line-break/><text:tab/><text:tab/><text:tab/><text:tab/><text:span text:style-name="T1">string</text:span><text:s/>connectionString =<text:line-break/><text:tab/><text:tab/><text:tab/><text:tab/><text:tab/><text:span text:style-name="T3">@"Server=192.168.0.7;Database=TestDatabase;User ID=Test;Password=Qwer~1"</text:span>;<text:line-break/><text:tab/><text:tab/><text:tab/><text:tab/><text:line-break/><text:tab/><text:tab/><text:tab/><text:tab/><text:span text:style-name="T1">using</text:span><text:s/>(<text:span text:style-name="T2">SqlConnection</text:span><text:s/>conn = <text:line-break/><text:tab/><text:tab/><text:tab/><text:tab/><text:s text:c="7"/><text:span text:style-name="T1">new</text:span><text:s/><text:span text:style-name="T2">SqlConnection</text:span>(connectionString)) <text:line-break/><text:tab/><text:tab/><text:tab/><text:tab/>{<text:line-break/><text:tab/><text:tab/><text:tab/><text:tab/><text:tab/>conn.Open();<text:line-break/><text:tab/><text:tab/><text:tab/><text:tab/><text:tab/><text:span text:style-name="T1">using</text:span><text:s/>(<text:span text:style-name="T2">SqlCommand</text:span><text:s/>cmd = <text:line-break/><text:tab/><text:tab/><text:tab/><text:tab/><text:tab/><text:s text:c="7"/><text:span text:style-name="T1">new</text:span><text:s/><text:span text:style-name="T2">SqlCommand</text:span>(<text:span text:style-name="T3">"INSERT INTO Turf VALUES("</text:span><text:s/>+ <text:span text:style-name="T3">"@Title, @Description, @Link, @Categorie, @Guid, @PubDate)"</text:span>, conn))<text:line-break/><text:tab/><text:tab/><text:tab/><text:tab/><text:tab/>{<text:line-break/><text:tab/><text:tab/><text:tab/><text:tab/><text:tab/><text:tab/>cmd.Parameters.AddWithValue(<text:span text:style-name="T3">"@Title"</text:span>, title);<text:line-break/><text:tab/><text:tab/><text:tab/><text:tab/><text:tab/><text:tab/>cmd.Parameters.AddWithValue(<text:span text:style-name="T3">"@Description"</text:span>, description);<text:line-break/><text:tab/><text:tab/><text:tab/><text:tab/><text:tab/><text:tab/>cmd.Parameters.AddWithValue(<text:span text:style-name="T3">"@LINK"</text:span>, link);<text:line-break/><text:tab/><text:tab/><text:tab/><text:tab/><text:tab/><text:tab/>cmd.Parameters.AddWithValue(<text:span text:style-name="T3">"@Categorie"</text:span>, categorie);<text:line-break/><text:tab/><text:tab/><text:tab/><text:tab/><text:tab/><text:tab/>cmd.Parameters.AddWithValue(<text:span text:style-name="T3">"@Guid"</text:span>, guid);<text:line-break/><text:tab/><text:tab/><text:tab/><text:tab/><text:tab/><text:tab/>cmd.Parameters.AddWithValue(<text:span text:style-name="T3">"@Pubdate"</text:span>, pubdate);<text:line-break/><text:line-break/><text:tab/><text:tab/><text:tab/><text:tab/><text:tab/><text:tab/><text:span text:style-name="T1">int</text:span><text:s/>rows = cmd.ExecuteNonQuery();<text:line-break/><text:line-break/><text:tab/><text:tab/><text:tab/><text:tab/><text:tab/><text:tab/><text:span text:style-name="T4">// rows number of record got inserted<text:line-break/></text:span><text:tab/><text:tab/><text:tab/><text:tab/><text:tab/>}<text:line-break/><text:tab/><text:tab/><text:tab/><text:tab/><text:tab/><text:line-break/><text:tab/><text:tab/><text:tab/><text:tab/>}<text:line-break/><text:tab/><text:tab/><text:tab/>}<text:line-break/><text:tab/><text:tab/><text:tab/><text:span text:style-name="T1">catch</text:span><text:s/>(<text:span text:style-name="T2">SqlException</text:span><text:s/>ex)<text:line-break/><text:tab/><text:tab/><text:tab/>{<text:line-break/><text:tab/><text:tab/><text:tab/><text:tab/><text:span text:style-name="T2">Console</text:span>.WriteLine(ex);<text:line-break/><text:tab/><text:tab/><text:tab/>}<text:line-break/><text:tab/><text:tab/><text:tab/><text:line-break/><text:tab/><text:tab/>}<text:line-break/><text:line-break/><text:tab/><text:line-break/><text:tab/>}<text:line-break/>}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2</meta:generator>
  </office:meta>
</office:document-meta>
</file>